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Triplet.getW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Tripl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Triplet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ntTriplet.compareTo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Triplet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ntTriplet.FontTriplet( String name , String style , int weight , int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ntTriplet.FontTriplet( String name , String style , int 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Triplet.ge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Triplet.FontTripl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Triplet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Tripl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Triple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